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638" table:style-name="ce1">
            <text:p>638</text:p>
          </table:table-cell>
          <table:table-cell office:value-type="float" office:value="872.01666666666665" table:formula="of:=AVERAGE([.A1:.A60])" table:style-name="ce1">
            <text:p>872,016666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1.125" table:formula="of:=AVERAGE([.D1:.D40])" table:style-name="ce1">
            <text:p>51,125</text:p>
          </table:table-cell>
          <table:table-cell table:number-columns-repeated="16379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864.5" table:formula="of:=MEDIAN([.A1:.A60])" table:style-name="ce1">
            <text:p>864,5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9.5" table:formula="of:=MEDIAN([.D1:.D40])" table:style-name="ce1">
            <text:p>49,5</text:p>
          </table:table-cell>
          <table:table-cell table:number-columns-repeated="16379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18217.881073446344" table:formula="of:=VAR([.A1:.A60])" table:style-name="ce1">
            <text:p>18217,88107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210.16346153846155" table:formula="of:=VAR([.D1:.D40])" table:style-name="ce1">
            <text:p>210,1634615</text:p>
          </table:table-cell>
          <table:table-cell table:number-columns-repeated="16379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134.97363103008803" table:formula="of:=STDEV([.A1:.A60])" table:style-name="ce1">
            <text:p>134,97363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0.5" table:formula="of:=COM.MICROSOFT.PERCENTILE.EXC([.D1:.D40];0.25)" table:style-name="ce1">
            <text:p>40,5</text:p>
          </table:table-cell>
          <table:table-cell table:number-columns-repeated="16379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1154" table:formula="of:=MAX([.A1:.A60])" table:style-name="ce1">
            <text:p>115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2" table:formula="of:=COM.MICROSOFT.PERCENTILE.EXC([.D1:.D40];0.75)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638" table:formula="of:=MIN([.A1:.A60])" table:style-name="ce1">
            <text:p>638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21.5" table:formula="of:=62-40.5" table:style-name="ce1">
            <text:p>21,5</text:p>
          </table:table-cell>
          <table:table-cell table:number-columns-repeated="16379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754.5" table:formula="of:=COM.MICROSOFT.PERCENTILE.EXC([.A1:.A60];0.25)" table:style-name="ce1">
            <text:p>754,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20785702864645184" table:formula="of:=SKEW([.D1:.D40])" table:style-name="ce1">
            <text:p>0,207857029</text:p>
          </table:table-cell>
          <table:table-cell table:number-columns-repeated="16379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1107.3499999999999" table:formula="of:=COM.MICROSOFT.PERCENTILE.EXC([.A1:.A60];0.95)" table:style-name="ce1">
            <text:p>1107,35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-0.69506604310572051" table:formula="of:=KURT([.D1:.D40])" table:style-name="ce1">
            <text:p>-0,695066043</text:p>
          </table:table-cell>
          <table:table-cell table:number-columns-repeated="16379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0.16043204063906977" table:formula="of:=SKEW([.A1:.A60])" table:style-name="ce1">
            <text:p>0,160432041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80" table:style-name="ce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-0.75229188505843458" table:formula="of:=KURT([.A1:.A60])" table:style-name="ce1">
            <text:p>-0,752291885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number-columns-repeated="16380" table:style-name="ce1"/>
        </table:table-row>
        <table:table-row table:style-name="ro1">
          <table:table-cell office:value-type="float" office:value="720" table:style-name="ce1">
            <text:p>720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table:number-columns-repeated="16380" table:style-name="ce1"/>
        </table:table-row>
        <table:table-row table:style-name="ro1">
          <table:table-cell office:value-type="float" office:value="725" table:style-name="ce1">
            <text:p>725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745" table:style-name="ce1">
            <text:p>745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80" table:style-name="ce1"/>
        </table:table-row>
        <table:table-row table:style-name="ro1">
          <table:table-cell office:value-type="float" office:value="751" table:style-name="ce1">
            <text:p>751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table:number-columns-repeated="16380" table:style-name="ce1"/>
        </table:table-row>
        <table:table-row table:style-name="ro1">
          <table:table-cell office:value-type="float" office:value="754" table:style-name="ce1">
            <text:p>754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table:number-columns-repeated="16380" table:style-name="ce1"/>
        </table:table-row>
        <table:table-row table:style-name="ro1">
          <table:table-cell office:value-type="float" office:value="756" table:style-name="ce1">
            <text:p>756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table:number-columns-repeated="16380" table:style-name="ce1"/>
        </table:table-row>
        <table:table-row table:style-name="ro1">
          <table:table-cell office:value-type="float" office:value="766" table:style-name="ce1">
            <text:p>766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785" table:style-name="ce1">
            <text:p>785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96" table:style-name="ce1">
            <text:p>796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810" table:style-name="ce1">
            <text:p>810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812" table:style-name="ce1">
            <text:p>81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836" table:style-name="ce1">
            <text:p>836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44" table:style-name="ce1">
            <text:p>844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46" table:style-name="ce1">
            <text:p>846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848" table:style-name="ce1">
            <text:p>848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848" table:style-name="ce1">
            <text:p>848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850" table:style-name="ce1">
            <text:p>850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52" table:style-name="ce1">
            <text:p>852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54" table:style-name="ce1">
            <text:p>85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64" table:style-name="ce1">
            <text:p>864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65" table:style-name="ce1">
            <text:p>865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867" table:style-name="ce1">
            <text:p>867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72" table:style-name="ce1">
            <text:p>872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894" table:style-name="ce1">
            <text:p>894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21" table:style-name="ce1">
            <text:p>921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921" table:style-name="ce1">
            <text:p>921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25" table:style-name="ce1">
            <text:p>925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25" table:style-name="ce1">
            <text:p>925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25" table:style-name="ce1">
            <text:p>92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26" table:style-name="ce1">
            <text:p>926</text:p>
          </table:table-cell>
          <table:table-cell table:number-columns-repeated="16383" table:style-name="ce1"/>
        </table:table-row>
        <table:table-row table:style-name="ro1">
          <table:table-cell office:value-type="float" office:value="935" table:style-name="ce1">
            <text:p>935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952" table:style-name="ce1">
            <text:p>952</text:p>
          </table:table-cell>
          <table:table-cell table:number-columns-repeated="16383" table:style-name="ce1"/>
        </table:table-row>
        <table:table-row table:style-name="ro1">
          <table:table-cell office:value-type="float" office:value="954" table:style-name="ce1">
            <text:p>954</text:p>
          </table:table-cell>
          <table:table-cell table:number-columns-repeated="16383" table:style-name="ce1"/>
        </table:table-row>
        <table:table-row table:style-name="ro1">
          <table:table-cell office:value-type="float" office:value="960" table:style-name="ce1">
            <text:p>960</text:p>
          </table:table-cell>
          <table:table-cell table:number-columns-repeated="16383" table:style-name="ce1"/>
        </table:table-row>
        <table:table-row table:style-name="ro1">
          <table:table-cell office:value-type="float" office:value="965" table:style-name="ce1">
            <text:p>965</text:p>
          </table:table-cell>
          <table:table-cell table:number-columns-repeated="16383" table:style-name="ce1"/>
        </table:table-row>
        <table:table-row table:style-name="ro1">
          <table:table-cell office:value-type="float" office:value="977" table:style-name="ce1">
            <text:p>977</text:p>
          </table:table-cell>
          <table:table-cell table:number-columns-repeated="16383" table:style-name="ce1"/>
        </table:table-row>
        <table:table-row table:style-name="ro1">
          <table:table-cell office:value-type="float" office:value="995" table:style-name="ce1">
            <text:p>995</text:p>
          </table:table-cell>
          <table:table-cell table:number-columns-repeated="16383"/>
        </table:table-row>
        <table:table-row table:style-name="ro1">
          <table:table-cell office:value-type="float" office:value="1016" table:style-name="ce1">
            <text:p>1016</text:p>
          </table:table-cell>
          <table:table-cell table:number-columns-repeated="16383"/>
        </table:table-row>
        <table:table-row table:style-name="ro1">
          <table:table-cell office:value-type="float" office:value="1020" table:style-name="ce1">
            <text:p>1020</text:p>
          </table:table-cell>
          <table:table-cell table:number-columns-repeated="16383"/>
        </table:table-row>
        <table:table-row table:style-name="ro1">
          <table:table-cell office:value-type="float" office:value="1025" table:style-name="ce1">
            <text:p>1025</text:p>
          </table:table-cell>
          <table:table-cell table:number-columns-repeated="16383"/>
        </table:table-row>
        <table:table-row table:style-name="ro1">
          <table:table-cell office:value-type="float" office:value="1045" table:style-name="ce1">
            <text:p>1045</text:p>
          </table:table-cell>
          <table:table-cell table:number-columns-repeated="16383"/>
        </table:table-row>
        <table:table-row table:style-name="ro1">
          <table:table-cell office:value-type="float" office:value="1058" table:style-name="ce1">
            <text:p>105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80" table:style-name="ce1">
            <text:p>1080</text:p>
          </table:table-cell>
          <table:table-cell table:number-columns-repeated="16383"/>
        </table:table-row>
        <table:table-row table:style-name="ro1">
          <table:table-cell office:value-type="float" office:value="1095" table:style-name="ce1">
            <text:p>1095</text:p>
          </table:table-cell>
          <table:table-cell table:number-columns-repeated="16383"/>
        </table:table-row>
        <table:table-row table:style-name="ro1">
          <table:table-cell office:value-type="float" office:value="1108" table:style-name="ce1">
            <text:p>1108</text:p>
          </table:table-cell>
          <table:table-cell table:number-columns-repeated="16383"/>
        </table:table-row>
        <table:table-row table:style-name="ro1">
          <table:table-cell office:value-type="float" office:value="1145" table:style-name="ce1">
            <text:p>1145</text:p>
          </table:table-cell>
          <table:table-cell table:number-columns-repeated="16383"/>
        </table:table-row>
        <table:table-row table:style-name="ro1">
          <table:table-cell office:value-type="float" office:value="1154" table:style-name="ce1">
            <text:p>1154</text:p>
          </table:table-cell>
          <table:table-cell table:number-columns-repeated="16383"/>
        </table:table-row>
        <table:table-row table:number-rows-repeated="1048516" table:style-name="ro1">
          <table:table-cell table:number-columns-repeated="16384"/>
        </table:table-row>
      </table:table>
      <table:database-ranges>
        <table:database-range table:target-range-address="Hoja1.A1:Hoja1.A6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ndres Gil</meta:initial-creator>
    <dc:creator>Andres Gil</dc:creator>
    <meta:creation-date>2021-03-10T10:15:08Z</meta:creation-date>
    <dc:date>2021-03-10T11:59:51Z</dc:date>
  </office:meta>
</office:document-meta>
</file>